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15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4.5759999999999996" table:style-name="ce1">
            <text:p>4.5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2.783000000000001" table:style-name="ce1">
            <text:p>42.7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6.3220000000000001" table:style-name="ce1">
            <text:p>6.3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8.015999999999998" table:style-name="ce1">
            <text:p>38.0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43" table:style-name="ce1">
            <text:p>6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794" table:style-name="ce1">
            <text:p>3.7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3.728999999999999" table:style-name="ce1">
            <text:p>13.7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10.176" table:style-name="ce1">
            <text:p>10.1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508" table:style-name="ce1">
            <text:p>4.5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2.2280000000000002" table:style-name="ce1">
            <text:p>2.2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61.77" table:style-name="ce1">
            <text:p>61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8.39" table:style-name="ce1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7" table:style-name="ce1">
            <text:p>1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.38" table:style-name="ce1">
            <text:p>2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1.696" table:style-name="ce1">
            <text:p>1.6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1.323" table:style-name="ce1">
            <text:p>1.3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90000000000003" table:style-name="ce1">
            <text:p>8.9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33.979999999999997" table:style-name="ce1">
            <text:p>33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213.87" table:style-name="ce1">
            <text:p>213.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4.478000000000002" table:style-name="ce1">
            <text:p>34.4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7" table:style-name="ce1">
            <text:p>5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3000000000001" table:style-name="ce1">
            <text:p>13.3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6999999999999993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8.64" table:style-name="ce1">
            <text:p>28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95" table:style-name="ce1">
            <text:p>41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29.2" table:style-name="ce1">
            <text:p>29.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36:42Z</dc:date>
  </office:meta>
</office:document-meta>
</file>